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Inter Light1" svg:font-family="'Inter Light'" style:font-pitch="variable"/>
    <style:font-face style:name="Inter Light" svg:font-family="'Inter Light'" style:font-adornments="Light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P1" style:family="paragraph" style:parent-style-name="Standard">
      <style:text-properties style:font-name="Inter Medium" fo:font-size="14pt" style:font-size-asian="14pt" style:font-size-complex="14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style:font-name="Inter Medium" fo:font-size="14pt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Inter Medium" fo:font-size="16pt" style:text-underline-style="solid" style:text-underline-width="auto" style:text-underline-color="font-color" fo:font-weight="bold" officeooo:rsid="000c8db7" officeooo:paragraph-rsid="000c8db7" style:font-size-asian="14pt" style:font-weight-asian="bold" style:font-size-complex="16pt" style:font-weight-complex="bold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Inter Light" fo:font-size="14pt" style:font-size-asian="14pt" style:font-size-complex="14pt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Inter Light" fo:font-size="14pt" officeooo:paragraph-rsid="000c8db7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Inter Light" fo:font-size="16pt" style:text-underline-style="solid" style:text-underline-width="auto" style:text-underline-color="font-color" fo:font-weight="bold" officeooo:rsid="000c8db7" officeooo:paragraph-rsid="000c8db7" style:font-size-asian="14pt" style:font-weight-asian="bold" style:font-size-complex="16pt" style:font-weight-complex="bold"/>
    </style:style>
    <style:style style:name="T1" style:family="text">
      <style:text-properties style:font-name="Inter Medium"/>
    </style:style>
    <style:style style:name="T2" style:family="text">
      <style:text-properties style:font-name="Inter Medium" fo:font-size="14pt" style:font-size-asian="14pt" style:font-size-complex="14pt"/>
    </style:style>
    <style:style style:name="T3" style:family="text">
      <style:text-properties style:font-name="Inter Medium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Inter Medium" fo:font-size="14pt" fo:font-weight="bold" fo:background-color="#fff5ce" loext:char-shading-value="0" style:font-size-asian="14pt" style:font-weight-asian="bold" style:font-size-complex="14pt" style:font-weight-complex="bold"/>
    </style:style>
    <style:style style:name="T5" style:family="text">
      <style:text-properties style:font-name="Inter Medium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Inter Medium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Inter Medium" fo:font-size="14pt" fo:font-style="italic" fo:font-weight="bold" fo:background-color="#fff5ce" loext:char-shading-value="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Inter Medium" fo:font-size="14pt" fo:font-style="italic" fo:font-weight="bold" fo:background-color="#fff5ce" loext:char-shading-value="0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Inter Medium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Inter Medium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font-name="Inter Medium" fo:font-size="14pt" fo:font-style="italic" fo:font-weight="normal" fo:background-color="#e16173" loext:char-shading-value="0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Inter Medium" fo:font-size="14pt" fo:font-style="italic" fo:font-weight="normal" fo:background-color="#e16173" loext:char-shading-value="0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Inter Medium" fo:font-size="14pt" fo:font-style="italic" fo:font-weight="normal" fo:background-color="#ff8000" loext:char-shading-value="0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Inter Medium" fo:font-size="14pt" fo:font-style="italic" fo:font-weight="normal" fo:background-color="#ff8000" loext:char-shading-value="0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Inter Medium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Inter Medium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Inter Medium" fo:font-size="14pt" fo:font-style="italic" fo:font-weight="normal" fo:background-color="#fff5ce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Inter Medium" fo:font-size="14pt" fo:font-style="italic" fo:font-weight="normal" fo:background-color="#fff5ce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Inter Medium" fo:font-size="14pt" fo:background-color="#fff5ce" loext:char-shading-value="0" style:font-size-asian="14pt" style:font-size-complex="14pt"/>
    </style:style>
    <style:style style:name="T20" style:family="text">
      <style:text-properties style:font-name="Inter Medium" fo:font-size="14pt" fo:background-color="#fff5ce" loext:char-shading-value="0" style:font-size-asian="14pt" style:font-size-complex="14pt"/>
    </style:style>
    <style:style style:name="T21" style:family="text">
      <style:text-properties style:font-name="Inter Medium" fo:font-size="14pt" fo:font-weight="normal" fo:background-color="#fff5ce" loext:char-shading-value="0" style:font-size-asian="14pt" style:font-weight-asian="normal" style:font-size-complex="14pt" style:font-weight-complex="normal"/>
    </style:style>
    <style:style style:name="T22" style:family="text">
      <style:text-properties style:font-name="Inter Light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d7d7" loext:opacity="100%" style:font-name="Inter Medium" fo:font-size="14pt" fo:font-style="italic" fo:font-weight="normal" fo:background-color="#fff5ce" loext:char-shading-value="0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e0c2cd" loext:opacity="100%" style:font-name="Inter Medium" fo:font-size="14pt" fo:font-style="italic" fo:font-weight="normal" fo:background-color="#fff5ce" loext:char-shading-value="0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color="#ec9ba4" loext:opacity="100%" style:font-name="Inter Medium" fo:font-size="14pt" fo:font-style="italic" fo:font-weight="normal" fo:background-color="#fff5ce" loext:char-shading-value="0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color="#e16173" loext:opacity="100%" style:font-name="Inter Medium" fo:font-size="14pt" fo:font-style="italic" fo:font-weight="normal" fo:background-color="#fff5ce" loext:char-shading-value="0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color="#d62e4e" loext:opacity="100%" style:font-name="Inter Medium" fo:font-size="14pt" fo:font-style="italic" fo:font-weight="normal" fo:background-color="#fff5ce" loext:char-shading-value="0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d62e4e" loext:opacity="100%" style:font-name="Inter Medium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d62e4e" loext:opacity="100%" style:font-name="Inter Medium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mon Git Commands</text:p>
      <text:p text:style-name="P10"/>
      <text:list xml:id="list4285548900" text:style-name="L1">
        <text:list-item>
          <text:p text:style-name="P9">Commands related to a remote repository:</text:p>
          <text:list>
            <text:list-item>
              <text:p text:style-name="P5"><text:span text:style-name="Source_20_Text"><text:span text:style-name="T27">git clone git@github.com:USER-NAME/REPOSITORY-NAME.git</text:span></text:span></text:p>
            </text:list-item>
            <text:list-item>
              <text:p text:style-name="P5"><text:span text:style-name="Source_20_Text"><text:span text:style-name="T27">git push </text:span></text:span><text:span text:style-name="T27">or </text:span><text:span text:style-name="Source_20_Text"><text:span text:style-name="T27">git push origin main</text:span></text:span><text:span text:style-name="Source_20_Text"><text:span text:style-name="T28"> </text:span></text:span><text:span text:style-name="T22">(Both accomplish the same goal in this context)</text:span></text:p>
            </text:list-item>
          </text:list>
        </text:list-item>
        <text:list-item>
          <text:p text:style-name="P8">Commands related to workflow:</text:p>
          <text:list>
            <text:list-item>
              <text:p text:style-name="P5"><text:span text:style-name="Source_20_Text"><text:span text:style-name="T27">git add .</text:span></text:span></text:p>
            </text:list-item>
            <text:list-item>
              <text:p text:style-name="P5"><text:span text:style-name="Source_20_Text"><text:span text:style-name="T27">git commit -m "A message describing what you have done to make this snapshot different"</text:span></text:span></text:p>
            </text:list-item>
          </text:list>
        </text:list-item>
        <text:list-item>
          <text:p text:style-name="P8">Commands related to checking status or log history</text:p>
          <text:list>
            <text:list-item>
              <text:p text:style-name="P5"><text:span text:style-name="Source_20_Text"><text:span text:style-name="T27">git status</text:span></text:span></text:p>
            </text:list-item>
            <text:list-item>
              <text:p text:style-name="P2"><text:span text:style-name="Source_20_Text"><text:span text:style-name="T27">git log</text:span></text:span></text:p>
            </text:list-item>
          </text:list>
        </text:list-item>
      </text:list>
      <text:p text:style-name="Text_20_body"><text:span text:style-name="T2">The basic Git syntax is </text:span><text:span text:style-name="Source_20_Text"><text:span text:style-name="T2">program | action | destination</text:span></text:span><text:span text:style-name="T2">.</text:span></text:p>
      <text:p text:style-name="P4">For example,</text:p>
      <text:list xml:id="list4111077641" text:style-name="L2">
        <text:list-item>
          <text:p text:style-name="P6"><text:span text:style-name="Source_20_Text"><text:span text:style-name="T27">git add .</text:span></text:span><text:span text:style-name="Source_20_Text"><text:span text:style-name="T21"> </text:span></text:span><text:span text:style-name="T2">is read as </text:span><text:span text:style-name="Source_20_Text"><text:span text:style-name="T5">git | add | .</text:span></text:span><text:span text:style-name="T2">, where the period represents everything in the current directory;</text:span></text:p>
        </text:list-item>
        <text:list-item>
          <text:p text:style-name="P6"><text:span text:style-name="Source_20_Text"><text:span text:style-name="T27">git commit -m "message"</text:span></text:span><text:span text:style-name="Source_20_Text"><text:span text:style-name="T2"> </text:span></text:span><text:span text:style-name="T2">is read as </text:span><text:span text:style-name="Source_20_Text"><text:span text:style-name="T5">git | commit -m | "message"</text:span></text:span><text:span text:style-name="T2">; and</text:span></text:p>
        </text:list-item>
        <text:list-item>
          <text:p text:style-name="P3"><text:span text:style-name="Source_20_Text"><text:span text:style-name="T27">git status</text:span></text:span><text:span text:style-name="Source_20_Text"><text:span text:style-name="T29"> </text:span></text:span><text:span text:style-name="T2">is read as </text:span><text:span text:style-name="Source_20_Text"><text:span text:style-name="T5">git | status | (no destination)</text:span></text:span><text:span text:style-name="T2">.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Inter Light1" svg:font-family="'Inter Light'" style:font-pitch="variable"/>
    <style:font-face style:name="Inter Light" svg:font-family="'Inter Light'" style:font-adornments="Light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roid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Droid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0T21:59:14.407091762</dc:date>
    <meta:editing-duration>PT5M18S</meta:editing-duration>
    <meta:editing-cycles>1</meta:editing-cycles>
    <meta:document-statistic meta:table-count="0" meta:image-count="0" meta:object-count="0" meta:page-count="1" meta:paragraph-count="15" meta:word-count="130" meta:character-count="685" meta:non-whitespace-character-count="582"/>
    <meta:generator>LibreOffice/7.1.7.2$Linux_X86_64 LibreOffice_project/10$Build-2</meta:generator>
  </office:meta>
</office:document-meta>
</file>